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80%" fo:text-indent="0cm" style:auto-text-indent="false"/>
      <style:text-properties fo:font-weight="normal" fo:background-color="transparen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80%" fo:text-indent="0cm" style:auto-text-indent="false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text-transform="uppercase" fo:letter-spacing="normal" fo:font-weight="bold" loext:padding="0cm" loext:border="none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/>
      <style:text-properties loext:padding="0cm" loext:border="none"/>
    </style:style>
    <style:style style:name="P12" style:family="paragraph" style:parent-style-name="Heading_20_1">
      <loext:graphic-properties draw:fill="none" draw:fill-color="#ffffff"/>
      <style:paragraph-properties fo:margin-left="0cm" fo:margin-right="0cm" fo:margin-top="0cm" fo:margin-bottom="0cm" loext:contextual-spacing="false" fo:line-height="200%" fo:text-indent="0cm" style:auto-text-indent="false" fo:background-color="transparent" fo:padding="0cm" fo:border="none"/>
    </style:style>
    <style:style style:name="P13" style:family="paragraph" style:parent-style-name="Heading_20_3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weight="normal" fo:background-color="transparent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youtube.com/user/43291867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ackground" text:anchor-type="page" text:anchor-page-number="1" svg:x="0cm" svg:y="0cm" svg:width="3.545cm" draw:z-index="0">
        <draw:text-box fo:min-height="1.244cm">
          <text:p text:style-name="Text_20_body"/>
        </draw:text-box>
      </draw:frame>
      <draw:frame draw:style-name="fr1" draw:name="waves" text:anchor-type="page" text:anchor-page-number="1" svg:x="0cm" svg:y="0cm" svg:width="3.545cm" draw:z-index="1">
        <draw:text-box fo:min-height="1.244cm">
          <text:p text:style-name="Text_20_body"/>
        </draw:text-box>
      </draw:frame>
      <text:p text:style-name="Standard"/>
      <text:section text:style-name="Sect1" text:name="header">
        <text:section text:style-name="Sect2" text:name="wrapper">
          <text:section text:style-name="Sect2" text:name="contentContainer">
            <text:section text:style-name="Sect2" text:name="channel-container">
              <text:section text:style-name="Sect2" text:name="channel-header">
                <text:section text:style-name="Sect1" text:name="channel-header-container">
                  <text:section text:style-name="Sect1" text:name="inner-header-container">
                    <text:h text:style-name="P12" text:outline-level="1"><text:bookmark text:name="channel-title-container"/><text:bookmark text:name="channel-title"/><text:span text:style-name="T4">Whizdom Trainings</text:span></text:h>
                  </text:section>
                </text:section>
              </text:section>
            </text:section>
            <text:section text:style-name="Sect2" text:name="tabs-container">
              <text:section text:style-name="Sect2" text:name="tabs-inner-container">
                <text:section text:style-name="Sect2" text:name="tabsContainer">
                  <text:section text:style-name="Sect2" text:name="tabsContent">
                    <text:p text:style-name="P10"/>
                  </text:section>
                </text:section>
              </text:section>
            </text:section>
          </text:section>
        </text:section>
      </text:section>
      <text:section text:style-name="Sect1" text:name="contents">
        <text:section text:style-name="Sect1" text:name="Section5">
          <text:section text:style-name="Sect1" text:name="items">
            <text:section text:style-name="Sect1" text:name="hover-overlays">
              <text:p text:style-name="P7"/>
            </text:section>
            <text:h text:style-name="P13" text:outline-level="3"><text:a xlink:type="simple" xlink:href="https://www.youtube.com/watch?v=lL1SDsZ_MCY&amp;list=PLn7oBY9Dz5sJyNHa_LoFf6F1Bm_nfYEWV" text:style-name="Internet_20_link" text:visited-style-name="Visited_20_Internet_20_Link"><text:span text:style-name="T2">Selenium Webdriver Course for Beginners</text:span></text:a></text:h>
            <text:section text:style-name="Sect1" text:name="metadata">
              <text:p text:style-name="P1"/>
              <text:section text:style-name="Sect1" text:name="metadata-line">
                <text:p text:style-name="P2">Updated 6 days ago</text:p>
              </text:section>
            </text:section>
            <text:p text:style-name="P5"><text:a xlink:type="simple" xlink:href="https://www.youtube.com/playlist?list=PLn7oBY9Dz5sJyNHa_LoFf6F1Bm_nfYEWV" text:style-name="Internet_20_link" text:visited-style-name="Visited_20_Internet_20_Link"><text:span text:style-name="T2">VIEW FULL PLAYLIST (7 VIDEOS)</text:span></text:a><text:bookmark text:name="thumbnail1"/></text:p>
            <text:section text:style-name="Sect1" text:name="Section6">
              <text:p text:style-name="P3"><text:bookmark text:name="playlist-thumbnails"/><text:bookmark text:name="img2"/></text:p>
            </text:section>
            <text:section text:style-name="Sect1" text:name="Section7">
              <text:p text:style-name="P1"><text:bookmark text:name="overlays"/></text:p>
            </text:section>
            <text:section text:style-name="Sect1" text:name="Section8">
              <text:p text:style-name="P1"><text:bookmark text:name="hover-overlays"/></text:p>
            </text:section>
            <text:h text:style-name="P13" text:outline-level="3"><text:a xlink:type="simple" xlink:href="https://www.youtube.com/watch?v=MXDU7QqcBGA&amp;list=PLn7oBY9Dz5sJSSzg_aqXDDLZ7vQYmDw24" text:style-name="Internet_20_link" text:visited-style-name="Visited_20_Internet_20_Link"><text:span text:style-name="T2">Page Object Model Tutorial for Beginners</text:span></text:a></text:h>
            <text:section text:style-name="Sect1" text:name="Section9">
              <text:p text:style-name="P1"><text:bookmark text:name="metadata"/></text:p>
              <text:section text:style-name="Sect1" text:name="Section10">
                <text:p text:style-name="P2"><text:bookmark text:name="metadata-line"/>Updated 6 days ago</text:p>
              </text:section>
            </text:section>
            <text:p text:style-name="P5"><text:a xlink:type="simple" xlink:href="https://www.youtube.com/playlist?list=PLn7oBY9Dz5sJSSzg_aqXDDLZ7vQYmDw24" text:style-name="Internet_20_link" text:visited-style-name="Visited_20_Internet_20_Link"><text:span text:style-name="T2">VIEW FULL PLAYLIST (2 VIDEOS)</text:span></text:a><text:bookmark text:name="thumbnail2"/></text:p>
            <text:section text:style-name="Sect1" text:name="Section12">
              <text:p text:style-name="P3"><text:bookmark text:name="playlist-thumbnails1"/><text:bookmark text:name="img3"/></text:p>
            </text:section>
            <text:section text:style-name="Sect1" text:name="Section13">
              <text:p text:style-name="P1"><text:bookmark text:name="overlays1"/></text:p>
            </text:section>
            <text:section text:style-name="Sect1" text:name="Section14">
              <text:p text:style-name="P1"><text:bookmark text:name="hover-overlays1"/></text:p>
            </text:section>
            <text:h text:style-name="P13" text:outline-level="3"><text:a xlink:type="simple" xlink:href="https://www.youtube.com/watch?v=wLyFbTiTnDM&amp;list=PLn7oBY9Dz5sKvRPJXDc6yx-C5w13ND3HO" text:style-name="Internet_20_link" text:visited-style-name="Visited_20_Internet_20_Link"><text:span text:style-name="T2">Selenium Webdriver Online Tutorial for beginners</text:span></text:a></text:h>
            <text:section text:style-name="Sect1" text:name="Section15">
              <text:section text:style-name="Sect1" text:name="Section16">
                <text:p text:style-name="P4"><text:bookmark text:name="metadata-line1"/><text:span text:style-name="T4">Updated 6 days ago</text:span></text:p>
              </text:section>
            </text:section>
            <text:p text:style-name="P5"><text:a xlink:type="simple" xlink:href="https://www.youtube.com/playlist?list=PLn7oBY9Dz5sKvRPJXDc6yx-C5w13ND3HO" text:style-name="Internet_20_link" text:visited-style-name="Visited_20_Internet_20_Link"><text:span text:style-name="T2">VIEW FULL PLAYLIST (4 VIDEOS)</text:span></text:a><text:bookmark text:name="thumbnail3"/></text:p>
            <text:section text:style-name="Sect1" text:name="Section18">
              <text:p text:style-name="P3"><text:bookmark text:name="playlist-thumbnails2"/><text:bookmark text:name="img4"/></text:p>
            </text:section>
            <text:section text:style-name="Sect1" text:name="Section19">
              <text:p text:style-name="P1"><text:bookmark text:name="overlays2"/></text:p>
            </text:section>
            <text:section text:style-name="Sect1" text:name="Section20">
              <text:p text:style-name="P1"><text:bookmark text:name="hover-overlays2"/></text:p>
            </text:section>
            <text:h text:style-name="P13" text:outline-level="3"><text:a xlink:type="simple" xlink:href="https://www.youtube.com/watch?v=f_1wSZogF-0&amp;list=PLn7oBY9Dz5sK9FC8SBKWvq7AUqzeQFcXJ" text:style-name="Internet_20_link" text:visited-style-name="Visited_20_Internet_20_Link"><text:span text:style-name="T2">Selenium Online Tutorials</text:span></text:a></text:h>
            <text:section text:style-name="Sect1" text:name="Section21">
              <text:section text:style-name="Sect1" text:name="Section22">
                <text:p text:style-name="P4"><text:bookmark text:name="metadata-line2"/><text:span text:style-name="T4">Updated 6 days ago</text:span></text:p>
              </text:section>
            </text:section>
            <text:p text:style-name="P5"><text:a xlink:type="simple" xlink:href="https://www.youtube.com/playlist?list=PLn7oBY9Dz5sK9FC8SBKWvq7AUqzeQFcXJ" text:style-name="Internet_20_link" text:visited-style-name="Visited_20_Internet_20_Link"><text:span text:style-name="T2">VIEW FULL PLAYLIST (2 VIDEOS)</text:span></text:a><text:bookmark text:name="thumbnail4"/></text:p>
            <text:section text:style-name="Sect1" text:name="Section24">
              <text:p text:style-name="P1"><text:bookmark text:name="hover-overlays3"/></text:p>
            </text:section>
            <text:h text:style-name="P13" text:outline-level="3"><text:a xlink:type="simple" xlink:href="https://www.youtube.com/watch?v=fpjYXgC_5qY&amp;list=PLn7oBY9Dz5sID-Eh-_PdRym8PIekk2S74" text:style-name="Internet_20_link" text:visited-style-name="Visited_20_Internet_20_Link"><text:span text:style-name="T2">Selenium Webdriver Online Training</text:span></text:a></text:h>
            <text:section text:style-name="Sect1" text:name="Section27">
              <text:section text:style-name="Sect1" text:name="Section28">
                <text:p text:style-name="P4"><text:bookmark text:name="metadata-line3"/><text:span text:style-name="T4">Updated 6 days ago</text:span></text:p>
              </text:section>
            </text:section>
            <text:p text:style-name="P5"><text:a xlink:type="simple" xlink:href="https://www.youtube.com/playlist?list=PLn7oBY9Dz5sID-Eh-_PdRym8PIekk2S74" text:style-name="Internet_20_link" text:visited-style-name="Visited_20_Internet_20_Link"><text:span text:style-name="T2">VIEW FULL PLAYLIST (2 VIDEOS)</text:span></text:a><text:bookmark text:name="thumbnail5"/></text:p>
            <text:section text:style-name="Sect1" text:name="Section30">
              <text:p text:style-name="P1"><text:bookmark text:name="hover-overlays4"/></text:p>
            </text:section>
            <text:h text:style-name="P13" text:outline-level="3"><text:a xlink:type="simple" xlink:href="https://www.youtube.com/watch?v=riR_qo5PE-4&amp;list=PLn7oBY9Dz5sIv03V7GfpQEF0gj5E-DOwh" text:style-name="Internet_20_link" text:visited-style-name="Visited_20_Internet_20_Link"><text:span text:style-name="T2">Selenium WebDriver 3.0 Tutorial</text:span></text:a></text:h>
            <text:section text:style-name="Sect1" text:name="Section33">
              <text:section text:style-name="Sect1" text:name="Section34">
                <text:p text:style-name="P4"><text:bookmark text:name="metadata-line4"/><text:span text:style-name="T4">Updated 6 days ago</text:span></text:p>
              </text:section>
            </text:section>
            <text:p text:style-name="P5"><text:a xlink:type="simple" xlink:href="https://www.youtube.com/playlist?list=PLn7oBY9Dz5sIv03V7GfpQEF0gj5E-DOwh" text:style-name="Internet_20_link" text:visited-style-name="Visited_20_Internet_20_Link"><text:span text:style-name="T2">VIEW FULL PLAYLIST (3 VIDEOS)</text:span></text:a><text:bookmark text:name="thumbnail6"/></text:p>
            <text:section text:style-name="Sect1" text:name="Section36">
              <text:p text:style-name="P3"><text:bookmark text:name="playlist-thumbnails5"/><text:bookmark text:name="img7"/></text:p>
            </text:section>
            <text:section text:style-name="Sect1" text:name="Section37">
              <text:p text:style-name="P1"><text:bookmark text:name="overlays5"/></text:p>
            </text:section>
            <text:section text:style-name="Sect1" text:name="Section38">
              <text:p text:style-name="P1"><text:bookmark text:name="hover-overlays5"/><text:soft-page-break/></text:p>
            </text:section>
            <text:h text:style-name="P13" text:outline-level="3"><text:a xlink:type="simple" xlink:href="https://www.youtube.com/watch?v=sd3uglaKo_4&amp;list=PLn7oBY9Dz5sJp_dnIvSatS_tz6hqrSZ3w" text:style-name="Internet_20_link" text:visited-style-name="Visited_20_Internet_20_Link"><text:span text:style-name="T2">Selenium Tutorial for Beginner's</text:span></text:a></text:h>
            <text:section text:style-name="Sect1" text:name="Section39">
              <text:section text:style-name="Sect1" text:name="Section40">
                <text:p text:style-name="P4"><text:bookmark text:name="metadata-line5"/><text:span text:style-name="T4">Updated 6 days ago</text:span></text:p>
              </text:section>
            </text:section>
            <text:p text:style-name="P5"><text:a xlink:type="simple" xlink:href="https://www.youtube.com/playlist?list=PLn7oBY9Dz5sJp_dnIvSatS_tz6hqrSZ3w" text:style-name="Internet_20_link" text:visited-style-name="Visited_20_Internet_20_Link"><text:span text:style-name="T2">VIEW FULL PLAYLIST (3 VIDEOS)</text:span></text:a><text:bookmark text:name="thumbnail7"/></text:p>
            <text:section text:style-name="Sect1" text:name="Section42">
              <text:p text:style-name="P3"><text:bookmark text:name="playlist-thumbnails6"/><text:bookmark text:name="img8"/></text:p>
            </text:section>
            <text:section text:style-name="Sect1" text:name="Section43">
              <text:p text:style-name="P1"><text:bookmark text:name="overlays6"/></text:p>
            </text:section>
            <text:section text:style-name="Sect1" text:name="Section44">
              <text:p text:style-name="P1"><text:bookmark text:name="hover-overlays6"/></text:p>
            </text:section>
            <text:h text:style-name="P13" text:outline-level="3"><text:a xlink:type="simple" xlink:href="https://www.youtube.com/watch?v=2fylxlQ44Us&amp;list=PLn7oBY9Dz5sJCAvKUUGKhi8MXPqJ_1ldo" text:style-name="Internet_20_link" text:visited-style-name="Visited_20_Internet_20_Link"><text:span text:style-name="T2">Selenium Webdriver Tutorial for beginner's</text:span></text:a></text:h>
            <text:section text:style-name="Sect1" text:name="Section45">
              <text:p text:style-name="P1"><text:bookmark text:name="metadata6"/></text:p>
              <text:section text:style-name="Sect1" text:name="Section46">
                <text:p text:style-name="P2"><text:bookmark text:name="metadata-line6"/>Updated 6 days ago</text:p>
              </text:section>
            </text:section>
            <text:section text:style-name="Sect1" text:name="Section47">
              <text:p text:style-name="P3"><text:bookmark text:name="additional-metadata-line6"/></text:p>
            </text:section>
            <text:p text:style-name="P5"><text:a xlink:type="simple" xlink:href="https://www.youtube.com/playlist?list=PLn7oBY9Dz5sJCAvKUUGKhi8MXPqJ_1ldo" text:style-name="Internet_20_link" text:visited-style-name="Visited_20_Internet_20_Link"><text:span text:style-name="T2">VIEW FULL PLAYLIST (4 VIDEOS)</text:span></text:a><text:bookmark text:name="thumbnail8"/></text:p>
            <text:section text:style-name="Sect1" text:name="Section48">
              <text:p text:style-name="P3"><text:bookmark text:name="playlist-thumbnails7"/><text:bookmark text:name="img9"/></text:p>
            </text:section>
            <text:section text:style-name="Sect1" text:name="Section49">
              <text:p text:style-name="P1"><text:bookmark text:name="overlays7"/></text:p>
            </text:section>
            <text:section text:style-name="Sect1" text:name="Section50">
              <text:p text:style-name="P1"><text:bookmark text:name="hover-overlays7"/></text:p>
            </text:section>
            <text:h text:style-name="P13" text:outline-level="3"><text:a xlink:type="simple" xlink:href="https://www.youtube.com/watch?v=bXDzQygEmOk&amp;list=PLn7oBY9Dz5sI9e9mmKOa4P6B9ESscWhbG" text:style-name="Internet_20_link" text:visited-style-name="Visited_20_Internet_20_Link"><text:span text:style-name="T2">Selenium with Java tutorial</text:span></text:a></text:h>
            <text:section text:style-name="Sect1" text:name="Section51">
              <text:p text:style-name="P1"><text:bookmark text:name="metadata7"/></text:p>
              <text:section text:style-name="Sect1" text:name="Section52">
                <text:p text:style-name="P2"><text:bookmark text:name="metadata-line7"/>Updated 6 days ago</text:p>
              </text:section>
            </text:section>
            <text:section text:style-name="Sect1" text:name="Section53">
              <text:p text:style-name="P3"><text:bookmark text:name="additional-metadata-line7"/></text:p>
            </text:section>
            <text:p text:style-name="P5"><text:a xlink:type="simple" xlink:href="https://www.youtube.com/playlist?list=PLn7oBY9Dz5sI9e9mmKOa4P6B9ESscWhbG" text:style-name="Internet_20_link" text:visited-style-name="Visited_20_Internet_20_Link"><text:span text:style-name="T2">VIEW FULL PLAYLIST (4 VIDEOS)</text:span></text:a><text:bookmark text:name="thumbnail9"/></text:p>
            <text:section text:style-name="Sect1" text:name="Section54">
              <text:p text:style-name="P3"><text:bookmark text:name="playlist-thumbnails8"/><text:bookmark text:name="img10"/></text:p>
            </text:section>
            <text:section text:style-name="Sect1" text:name="Section55">
              <text:p text:style-name="P1"><text:bookmark text:name="overlays8"/></text:p>
            </text:section>
            <text:section text:style-name="Sect1" text:name="Section56">
              <text:p text:style-name="P1"><text:bookmark text:name="hover-overlays8"/></text:p>
            </text:section>
            <text:h text:style-name="P13" text:outline-level="3"><text:a xlink:type="simple" xlink:href="https://www.youtube.com/watch?v=0wtTpU043XY&amp;list=PLn7oBY9Dz5sKg3PA-x4ATgh4Z-qAbTbS4" text:style-name="Internet_20_link" text:visited-style-name="Visited_20_Internet_20_Link"><text:span text:style-name="T2">Selenium tutorial for beginners</text:span></text:a></text:h>
            <text:section text:style-name="Sect1" text:name="Section57">
              <text:p text:style-name="P1"><text:bookmark text:name="metadata8"/></text:p>
              <text:section text:style-name="Sect1" text:name="Section58">
                <text:p text:style-name="P2"><text:bookmark text:name="metadata-line8"/>Updated 6 days ago</text:p>
              </text:section>
            </text:section>
            <text:section text:style-name="Sect1" text:name="Section59">
              <text:p text:style-name="P3"><text:bookmark text:name="additional-metadata-line8"/></text:p>
            </text:section>
            <text:p text:style-name="P5"><text:a xlink:type="simple" xlink:href="https://www.youtube.com/playlist?list=PLn7oBY9Dz5sKg3PA-x4ATgh4Z-qAbTbS4" text:style-name="Internet_20_link" text:visited-style-name="Visited_20_Internet_20_Link"><text:span text:style-name="T2">VIEW FULL PLAYLIST (2 VIDEOS)</text:span></text:a><text:bookmark text:name="thumbnail10"/></text:p>
            <text:section text:style-name="Sect1" text:name="Section60">
              <text:p text:style-name="P3"><text:bookmark text:name="playlist-thumbnails9"/><text:bookmark text:name="img11"/></text:p>
            </text:section>
            <text:section text:style-name="Sect1" text:name="Section61">
              <text:p text:style-name="P1"><text:bookmark text:name="overlays9"/></text:p>
            </text:section>
            <text:section text:style-name="Sect1" text:name="Section62">
              <text:p text:style-name="P1"><text:bookmark text:name="hover-overlays9"/></text:p>
            </text:section>
            <text:h text:style-name="P13" text:outline-level="3"><text:a xlink:type="simple" xlink:href="https://www.youtube.com/watch?v=4KttXLBwYqI&amp;list=PLn7oBY9Dz5sL59hhHUrALaGbvCSAlnH1y" text:style-name="Internet_20_link" text:visited-style-name="Visited_20_Internet_20_Link"><text:span text:style-name="T2">Selenium With Java Training</text:span></text:a></text:h>
            <text:section text:style-name="Sect1" text:name="Section63">
              <text:p text:style-name="P1"><text:bookmark text:name="metadata9"/></text:p>
              <text:section text:style-name="Sect1" text:name="Section64">
                <text:p text:style-name="P2"><text:bookmark text:name="metadata-line9"/>Updated 6 days ago</text:p>
              </text:section>
            </text:section>
            <text:section text:style-name="Sect1" text:name="Section65">
              <text:p text:style-name="P3"><text:bookmark text:name="additional-metadata-line9"/></text:p>
            </text:section>
            <text:p text:style-name="P5"><text:a xlink:type="simple" xlink:href="https://www.youtube.com/playlist?list=PLn7oBY9Dz5sL59hhHUrALaGbvCSAlnH1y" text:style-name="Internet_20_link" text:visited-style-name="Visited_20_Internet_20_Link"><text:span text:style-name="T2">VIEW FULL PLAYLIST (3 VIDEOS)</text:span></text:a><text:bookmark text:name="thumbnail11"/></text:p>
            <text:section text:style-name="Sect1" text:name="Section66">
              <text:p text:style-name="P3"><text:bookmark text:name="playlist-thumbnails10"/><text:bookmark text:name="img12"/></text:p>
            </text:section>
            <text:section text:style-name="Sect1" text:name="Section67">
              <text:p text:style-name="P1"><text:bookmark text:name="overlays10"/></text:p>
            </text:section>
            <text:section text:style-name="Sect1" text:name="Section68">
              <text:p text:style-name="P1"><text:bookmark text:name="hover-overlays10"/></text:p>
            </text:section>
            <text:h text:style-name="P13" text:outline-level="3"><text:soft-page-break/><text:a xlink:type="simple" xlink:href="https://www.youtube.com/watch?v=MeFykbwEOTA&amp;list=PLn7oBY9Dz5sKEE0SNOVPWG4ARmRH_R_Rz" text:style-name="Internet_20_link" text:visited-style-name="Visited_20_Internet_20_Link"><text:span text:style-name="T2">Selenium Webdriver Training Trial Classes</text:span></text:a></text:h>
            <text:section text:style-name="Sect1" text:name="Section69">
              <text:p text:style-name="P1"><text:bookmark text:name="metadata10"/></text:p>
              <text:section text:style-name="Sect1" text:name="Section70">
                <text:p text:style-name="P2"><text:bookmark text:name="metadata-line10"/>Updated 6 days ago</text:p>
              </text:section>
            </text:section>
            <text:section text:style-name="Sect1" text:name="Section71">
              <text:p text:style-name="P3"><text:bookmark text:name="additional-metadata-line10"/></text:p>
            </text:section>
            <text:p text:style-name="P5"><text:a xlink:type="simple" xlink:href="https://www.youtube.com/playlist?list=PLn7oBY9Dz5sKEE0SNOVPWG4ARmRH_R_Rz" text:style-name="Internet_20_link" text:visited-style-name="Visited_20_Internet_20_Link"><text:span text:style-name="T2">VIEW FULL PLAYLIST (3 VIDEOS)</text:span></text:a><text:bookmark text:name="thumbnail12"/></text:p>
            <text:section text:style-name="Sect1" text:name="Section72">
              <text:p text:style-name="P3"><text:bookmark text:name="playlist-thumbnails11"/><text:bookmark text:name="img13"/></text:p>
            </text:section>
            <text:section text:style-name="Sect1" text:name="Section73">
              <text:p text:style-name="P1"><text:bookmark text:name="overlays11"/></text:p>
            </text:section>
            <text:section text:style-name="Sect1" text:name="Section74">
              <text:p text:style-name="P1"><text:bookmark text:name="hover-overlays11"/></text:p>
            </text:section>
            <text:h text:style-name="P13" text:outline-level="3"><text:a xlink:type="simple" xlink:href="https://www.youtube.com/watch?v=KBx1Q3DEyDY&amp;list=PLn7oBY9Dz5sK1Rh-fr1kNKus2XIA1ODA0" text:style-name="Internet_20_link" text:visited-style-name="Visited_20_Internet_20_Link"><text:span text:style-name="T2">My Favourites</text:span></text:a></text:h>
            <text:section text:style-name="Sect1" text:name="Section75">
              <text:p text:style-name="P1"><text:bookmark text:name="metadata11"/></text:p>
              <text:section text:style-name="Sect1" text:name="Section76">
                <text:p text:style-name="P1"><text:bookmark text:name="metadata-line11"/></text:p>
              </text:section>
            </text:section>
            <text:section text:style-name="Sect1" text:name="Section77">
              <text:p text:style-name="P3"><text:bookmark text:name="additional-metadata-line11"/></text:p>
            </text:section>
            <text:p text:style-name="P5"><text:a xlink:type="simple" xlink:href="https://www.youtube.com/playlist?list=PLn7oBY9Dz5sK1Rh-fr1kNKus2XIA1ODA0" text:style-name="Internet_20_link" text:visited-style-name="Visited_20_Internet_20_Link"><text:span text:style-name="T2">VIEW FULL PLAYLIST (1 VIDEO)</text:span></text:a><text:bookmark text:name="thumbnail13"/></text:p>
            <text:section text:style-name="Sect1" text:name="Section78">
              <text:p text:style-name="P3"><text:bookmark text:name="playlist-thumbnails12"/><text:bookmark text:name="img14"/></text:p>
            </text:section>
            <text:section text:style-name="Sect1" text:name="Section79">
              <text:p text:style-name="P1"><text:bookmark text:name="overlays12"/></text:p>
            </text:section>
            <text:section text:style-name="Sect1" text:name="Section80">
              <text:p text:style-name="P1"><text:bookmark text:name="hover-overlays12"/></text:p>
            </text:section>
            <text:h text:style-name="P13" text:outline-level="3"><text:a xlink:type="simple" xlink:href="https://www.youtube.com/watch?v=KBx1Q3DEyDY&amp;list=PLn7oBY9Dz5sKjgCTYnbQfputA4ERRhuyL" text:style-name="Internet_20_link" text:visited-style-name="Visited_20_Internet_20_Link"><text:span text:style-name="T2">My Favourites</text:span></text:a></text:h>
            <text:section text:style-name="Sect1" text:name="Section81">
              <text:p text:style-name="P1"><text:bookmark text:name="metadata12"/></text:p>
              <text:section text:style-name="Sect1" text:name="Section82">
                <text:p text:style-name="P1"><text:bookmark text:name="metadata-line12"/></text:p>
              </text:section>
            </text:section>
            <text:section text:style-name="Sect1" text:name="Section83">
              <text:p text:style-name="P3"><text:bookmark text:name="additional-metadata-line12"/></text:p>
            </text:section>
            <text:p text:style-name="P5"><text:a xlink:type="simple" xlink:href="https://www.youtube.com/playlist?list=PLn7oBY9Dz5sKjgCTYnbQfputA4ERRhuyL" text:style-name="Internet_20_link" text:visited-style-name="Visited_20_Internet_20_Link"><text:span text:style-name="T2">VIEW FULL PLAYLIST (1 VIDEO)</text:span></text:a><text:bookmark text:name="thumbnail14"/></text:p>
            <text:section text:style-name="Sect1" text:name="Section84">
              <text:p text:style-name="P3"><text:bookmark text:name="playlist-thumbnails13"/><text:bookmark text:name="img15"/></text:p>
            </text:section>
            <text:section text:style-name="Sect1" text:name="Section85">
              <text:p text:style-name="P1"><text:bookmark text:name="overlays13"/></text:p>
            </text:section>
            <text:section text:style-name="Sect1" text:name="Section86">
              <text:p text:style-name="P1"><text:bookmark text:name="hover-overlays13"/></text:p>
            </text:section>
            <text:h text:style-name="P13" text:outline-level="3"><text:a xlink:type="simple" xlink:href="https://www.youtube.com/watch?v=y7TC2Ef__zw&amp;list=PLn7oBY9Dz5sLKL-lVLSaQG3d1TrK3-ARe" text:style-name="Internet_20_link" text:visited-style-name="Visited_20_Internet_20_Link"><text:span text:style-name="T2">++</text:span></text:a></text:h>
            <text:section text:style-name="Sect1" text:name="Section87">
              <text:p text:style-name="P1"><text:bookmark text:name="metadata13"/></text:p>
              <text:section text:style-name="Sect1" text:name="Section88">
                <text:p text:style-name="P1"><text:bookmark text:name="metadata-line13"/></text:p>
              </text:section>
            </text:section>
            <text:section text:style-name="Sect1" text:name="Section89">
              <text:p text:style-name="P3"><text:bookmark text:name="additional-metadata-line13"/></text:p>
            </text:section>
            <text:p text:style-name="P5"><text:a xlink:type="simple" xlink:href="https://www.youtube.com/playlist?list=PLn7oBY9Dz5sLKL-lVLSaQG3d1TrK3-ARe" text:style-name="Internet_20_link" text:visited-style-name="Visited_20_Internet_20_Link"><text:span text:style-name="T2">VIEW FULL PLAYLIST (5 VIDEOS)</text:span></text:a><text:bookmark text:name="thumbnail15"/></text:p>
            <text:section text:style-name="Sect1" text:name="Section90">
              <text:p text:style-name="P3"><text:bookmark text:name="playlist-thumbnails14"/><text:bookmark text:name="img16"/></text:p>
            </text:section>
            <text:section text:style-name="Sect1" text:name="Section91">
              <text:p text:style-name="P1"><text:bookmark text:name="overlays14"/></text:p>
            </text:section>
            <text:section text:style-name="Sect1" text:name="Section92">
              <text:p text:style-name="P1"><text:bookmark text:name="hover-overlays14"/></text:p>
            </text:section>
            <text:h text:style-name="P13" text:outline-level="3"><text:a xlink:type="simple" xlink:href="https://www.youtube.com/watch?v=aLA2Q2A0ROo&amp;list=PL15749B703BEC0362" text:style-name="Internet_20_link" text:visited-style-name="Visited_20_Internet_20_Link"><text:span text:style-name="T2">Queue</text:span></text:a></text:h>
            <text:section text:style-name="Sect1" text:name="Section93">
              <text:p text:style-name="P1"><text:bookmark text:name="metadata14"/></text:p>
              <text:section text:style-name="Sect1" text:name="Section94">
                <text:p text:style-name="P1"><text:bookmark text:name="metadata-line14"/></text:p>
              </text:section>
            </text:section>
            <text:section text:style-name="Sect1" text:name="Section95">
              <text:p text:style-name="P3"><text:bookmark text:name="additional-metadata-line14"/></text:p>
            </text:section>
            <text:p text:style-name="P5"><text:a xlink:type="simple" xlink:href="https://www.youtube.com/playlist?list=PL15749B703BEC0362" text:style-name="Internet_20_link" text:visited-style-name="Visited_20_Internet_20_Link"><text:span text:style-name="T2">VIEW FULL PLAYLIST (4 VIDEOS)</text:span></text:a></text:p>
          </text:section>
          <text:section text:style-name="Sect1" text:name="continuations">
            <text:p text:style-name="P8"/>
          </text:section>
        </text:section>
        <text:section text:style-name="Sect1" text:name="Section96">
          <text:p text:style-name="P8"><text:bookmark text:name="continuations"/></text:p>
        </text:section>
      </text:section>
      <text:section text:style-name="Sect1" text:name="Section97">
        <text:p text:style-name="P6"><text:bookmark text:name="continuations1"/></text:p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46:04.726674852</meta:creation-date>
    <dc:date>2018-11-07T12:48:17.827794732</dc:date>
    <meta:editing-duration>PT2M14S</meta:editing-duration>
    <meta:editing-cycles>1</meta:editing-cycles>
    <meta:document-statistic meta:table-count="0" meta:image-count="0" meta:object-count="0" meta:page-count="3" meta:paragraph-count="46" meta:word-count="190" meta:character-count="1146" meta:non-whitespace-character-count="1000"/>
    <meta:generator>LibreOffice/6.0.6.2$Linux_X86_64 LibreOffice_project/00m0$Build-2</meta:generator>
  </office:meta>
</office:document-meta>
</file>